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table:align="margins" style:may-break-between-rows="false" style:writing-mode="lr-tb"/>
    </style:style>
    <style:style style:name="t1.A" style:family="table-column">
      <style:table-column-properties style:column-width="2.2257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6" style:family="paragraph" style:parent-style-name="Standard">
      <style:text-properties style:font-name="Arial" fo:font-size="5pt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text-properties fo:font-size="5pt" style:font-size-asian="5pt" style:font-size-complex="5pt"/>
    </style:style>
    <style:style style:name="P10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38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fo:font-weight="bold" style:font-size-asian="10pt" style:font-weight-asian="bold" style:font-name-complex="Arial" style:font-weight-complex="bold"/>
    </style:style>
    <style:style style:name="T13" style:family="text">
      <style:text-properties style:font-name="Arial" fo:font-size="10pt" style:text-underline-style="none" style:font-size-asian="10pt" style:font-name-complex="Arial" style:font-size-complex="10pt"/>
    </style:style>
    <style:style style:name="T1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ru" fo:country="RU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text-underline-style="solid" style:text-underline-width="auto" style:text-underline-color="font-color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language="ru" fo:country="RU" style:font-name-asian="Times New Roman" style:font-name-complex="Times New Roman1"/>
    </style:style>
    <style:style style:name="T26" style:family="text">
      <style:text-properties fo:language="ru" fo:country="RU" style:font-name-asian="Times New Roman" style:font-name-complex="Times New Roman"/>
    </style:style>
    <style:style style:name="T27" style:family="text">
      <style:text-properties fo:language="ru" fo:country="RU" fo:font-style="normal" style:font-style-asian="normal" style:font-style-complex="normal"/>
    </style:style>
    <style:style style:name="T28" style:family="text">
      <style:text-properties fo:language="ru" fo:country="RU" style:text-underline-style="none" fo:font-weight="bold" style:font-weight-asian="bold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font-name="Arial" fo:font-size="10pt" style:font-size-asian="10pt" style:font-name-complex="Arial" style:font-size-complex="10pt"/>
    </style:style>
    <style:style style:name="T41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42" style:family="text">
      <style:text-properties style:use-window-font-color="true" style:font-name="Arial" fo:font-size="11pt" style:font-size-asian="11pt" style:font-name-complex="Arial" style:font-size-complex="11pt"/>
    </style:style>
    <style:style style:name="T43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44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45" style:family="text">
      <style:text-properties style:use-window-font-color="true" style:text-position="super 58%" style:font-name="Arial" fo:font-size="10pt" fo:language="en" fo:country="US" style:font-size-asian="10pt" style:font-name-complex="Arial" style:font-size-complex="10pt"/>
    </style:style>
    <style:style style:name="T46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47" style:family="text">
      <style:text-properties style:use-window-font-color="true" style:text-position="super 58%" style:font-name="Arial" fo:font-size="10pt" fo:font-weight="bold" style:font-size-asian="10pt" style:font-weight-asian="bold" style:font-name-complex="Arial" style:font-size-complex="10pt" style:font-weight-complex="bold"/>
    </style:style>
    <style:style style:name="T48" style:family="text">
      <style:text-properties style:use-window-font-color="true" style:text-position="super 58%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49" style:family="text">
      <style:text-properties style:use-window-font-color="true" style:text-underline-style="solid" style:text-underline-width="auto" style:text-underline-color="font-color"/>
    </style:style>
    <style:style style:name="T50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51" style:family="text">
      <style:text-properties style:use-window-font-color="true" style:font-name="Arial1" fo:font-size="10pt" fo:language="en" fo:country="US" style:font-name-asian="Times New Roman" style:font-size-asian="10pt" style:font-name-complex="Arial" style:font-size-complex="10pt"/>
    </style:style>
    <style:style style:name="T52" style:family="text">
      <style:text-properties style:use-window-font-color="true" style:font-name="Arial" fo:font-size="10pt" style:font-size-asian="10pt" style:font-name-complex="Arial" style:font-size-complex="10pt"/>
    </style:style>
    <style:style style:name="T53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54" style:family="text">
      <style:text-properties style:use-window-font-color="true" style:font-name="Arial" fo:font-size="10pt" fo:language="en" fo:country="US" style:font-name-asian="Times New Roman" style:font-size-asian="10pt" style:font-name-complex="Arial" style:font-size-complex="10pt"/>
    </style:style>
    <style:style style:name="T55" style:family="text"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font-weight-complex="bold"/>
    </style:style>
    <style:style style:name="T56" style:family="text"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font-weight-complex="bold"/>
    </style:style>
    <style:style style:name="T57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58" style:family="text">
      <style:text-properties style:use-window-font-color="true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59" style:family="text">
      <style:text-properties style:text-position="super 58%"/>
    </style:style>
    <style:style style:name="T60" style:family="text">
      <style:text-properties style:text-position="super 58%" fo:language="ru" fo:country="RU" style:font-name-asian="Times New Roman" style:font-name-complex="Times New Roman"/>
    </style:style>
    <style:style style:name="T61" style:family="text">
      <style:text-properties style:text-position="super 58%" fo:language="ru" fo:country="RU" style:font-name-asian="Times New Roman" style:font-name-complex="Times New Roman1"/>
    </style:style>
    <style:style style:name="T62" style:family="text">
      <style:text-properties style:text-position="super 58%" fo:language="ru" fo:country="RU" fo:font-style="normal" style:font-style-asian="normal" style:font-style-complex="normal"/>
    </style:style>
    <style:style style:name="T63" style:family="text">
      <style:text-properties style:text-position="0% 100%" fo:language="ru" fo:country="RU"/>
    </style:style>
    <style:style style:name="T64" style:family="text">
      <style:text-properties style:text-position="0% 100%" fo:language="ru" fo:country="RU" style:font-name-asian="Times New Roman" style:font-name-complex="Times New Roman1"/>
    </style:style>
    <style:style style:name="T65" style:family="text">
      <style:text-properties style:text-position="0% 100%" fo:language="ru" fo:country="RU" style:font-name-asian="Times New Roman" style:font-name-complex="Times New Roman"/>
    </style:style>
    <style:style style:name="T66" style:family="text">
      <style:text-properties style:text-position="0% 100%" fo:language="en" fo:country="US"/>
    </style:style>
    <style:style style:name="T67" style:family="text">
      <style:text-properties fo:font-size="11pt" style:font-size-asian="11pt" style:font-size-complex="11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1">ПРОТОКОЛ ПРОВЕРКИ</text:p>
      <text:p text:style-name="P4"/>
      <text:p text:style-name="P10"><text:span text:style-name="T11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5"/>
      <text:p text:style-name="P5"><text:span text:style-name="T33">Тип: </text:span><text:span text:style-name="T32">БДК</text:span><text:span text:style-name="T34">Н</text:span><text:span text:style-name="T32">-05 </text:span></text:p>
      <text:p text:style-name="P7"/>
      <text:p text:style-name="P5"><text:span text:style-name="T33">з/н: </text:span><text:span text:style-name="T32">$serial</text:span><text:span text:style-name="T36"><text:tab/></text:span></text:p>
      <text:p text:style-name="P9"/>
      <text:p text:style-name="P36"><text:span text:style-name="T5">Чувствительность</text:span></text:p>
      <text:p text:style-name="P36"><text:span text:style-name="T5">к прямому нейтронному излучению</text:span></text:p>
      <text:p text:style-name="P36"><text:span text:style-name="T5">на основе плутоний-бериллиевого источника:</text:span><text:span text:style-name="T13"><text:tab/></text:span><text:span text:style-name="T58">не менее 8 имп</text:span><text:span text:style-name="T56">·</text:span><text:span text:style-name="T58">см</text:span><text:span text:style-name="T48">2</text:span><text:span text:style-name="T58">/нейтр.</text:span></text:p>
      <text:p text:style-name="P37"/>
      <text:p text:style-name="P34"><text:span text:style-name="T30">Относительная погрешность измерения:</text:span><text:span text:style-name="T35"><text:tab/><text:tab/></text:span><text:span text:style-name="T37">± </text:span><text:span text:style-name="T28">20</text:span><text:span text:style-name="T37"> %</text:span></text:p>
      <text:p text:style-name="P6"/>
      <text:p text:style-name="P35">Условия эксплуатации:</text:p>
      <text:p text:style-name="P18"><text:span text:style-name="T8">- <text:s/></text:span><text:span text:style-name="T4">Температура окружающего воздуха<text:tab/><text:tab/></text:span><text:span text:style-name="T14">+</text:span><text:span text:style-name="T9">$temp</text:span><text:span text:style-name="T14"> °</text:span><text:span text:style-name="T9">C</text:span></text:p>
      <text:p text:style-name="P19"><text:span text:style-name="T8">- <text:s/></text:span><text:span text:style-name="T4">Атмосферное давление<text:tab/><text:tab/><text:tab/><text:tab/></text:span><text:span text:style-name="T14">98,5 </text:span><text:span text:style-name="T9">kPa</text:span></text:p>
      <text:p text:style-name="P19"><text:span text:style-name="T8">- <text:s/></text:span><text:span text:style-name="T4">Относительная влажность воздуха<text:tab/><text:tab/></text:span><text:span text:style-name="T9">$vlag</text:span><text:span text:style-name="T14"> %</text:span></text:p>
      <text:p text:style-name="P19"><text:span text:style-name="T8">- <text:s/></text:span><text:span text:style-name="T4">Радиационный фон<text:tab/><text:tab/><text:tab/><text:tab/></text:span><text:span text:style-name="T9">$bground</text:span><text:span text:style-name="T14"> </text:span><text:span text:style-name="T12">н</text:span><text:span text:style-name="T14">Зв/ч</text:span></text:p>
      <text:p text:style-name="P38">Эталонные средства измерений:</text:p>
      <text:p text:style-name="P28"><text:span text:style-name="T8">- <text:s/></text:span><text:span text:style-name="T38">$facility_14</text:span><text:span text:style-name="T39">0;</text:span></text:p>
      <text:p text:style-name="P29"/>
      <text:p text:style-name="P27">Данные проверки</text:p>
      <text:p text:style-name="P27"/>
      <text:p text:style-name="P25"><text:span text:style-name="T22">а</text:span>)<text:tab/><text:span text:style-name="T22">Определение уровня собственного фона БДКН-05</text:span></text:p>
      <text:p text:style-name="P26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0"><text:span text:style-name="T15">Блок детектирования </text:span>нейтронного излучения БДКН-05 № <text:span text:style-name="T15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3">Измеренное значение скорости счета фона, с<text:span text:style-name="T59">-1</text:span></text:p>
          </table:table-cell>
          <table:covered-table-cell/>
          <table:table-cell table:style-name="t1.C2" table:number-rows-spanned="2" office:value-type="string">
            <text:p text:style-name="P23">Условие соответствия по ТУ <text:span text:style-name="T16">n</text:span><text:span text:style-name="T21">ф,</text:span><text:span text:style-name="T63">, имп./с, не более</text:span></text:p>
          </table:table-cell>
        </table:table-row>
        <table:table-row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 <text:span text:style-name="T16">n</text:span><text:span text:style-name="T21">ф</text:span></text:p>
          </table:table-cell>
          <table:covered-table-cell/>
        </table:table-row>
        <table:table-row>
          <table:table-cell table:style-name="t1.A3" office:value-type="string">
            <text:p text:style-name="P8">$1-10</text:p>
          </table:table-cell>
          <table:table-cell table:style-name="t1.B4" table:number-rows-spanned="3" office:value-type="string">
            <text:p text:style-name="P8">$1-20</text:p>
          </table:table-cell>
          <table:table-cell table:style-name="t1.C4" table:number-rows-spanned="3" office:value-type="string">
            <text:p text:style-name="P23">0,23</text:p>
          </table:table-cell>
        </table:table-row>
        <table:table-row>
          <table:table-cell table:style-name="t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8">$1-12</text:p>
          </table:table-cell>
          <table:covered-table-cell/>
          <table:covered-table-cell/>
        </table:table-row>
      </table:table>
      <text:p text:style-name="P3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0">б)<text:tab/>Определение чувствительности к прямому нейтронному излучению БДКН-05</text:p>
            <text:p text:style-name="P21"/>
            <text:p text:style-name="P22"><text:span text:style-name="T17">Блок детектирования </text:span>нейтронного излучения БДКН-05 № <text:span text:style-name="T17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3">Плотность потока в</text:p>
            <text:p text:style-name="P23"><text:span text:style-name="T15">i</text:span><text:span text:style-name="T22">-ой контроль-ной точке, </text:span><text:span text:style-name="T25">φ</text:span><text:span text:style-name="T20">oi</text:span><text:span text:style-name="T18">, </text:span><text:span text:style-name="T26">с</text:span><text:span text:style-name="T60">-1</text:span><text:span text:style-name="T25">·</text:span><text:span text:style-name="T26">см</text:span><text:span text:style-name="T60">-2</text:span></text:p>
          </table:table-cell>
          <table:table-cell table:style-name="tf1.B2" office:value-type="string">
            <text:p text:style-name="P23">№ источника</text:p>
          </table:table-cell>
          <table:table-cell table:style-name="tf1.B2" office:value-type="string">
            <text:p text:style-name="P23">Расстояние до источника <text:span text:style-name="T15">r</text:span><text:span text:style-name="T19">0</text:span><text:span text:style-name="T15">, </text:span><text:span text:style-name="T22">см</text:span></text:p>
          </table:table-cell>
          <table:table-cell table:style-name="tf1.B2" office:value-type="string">
            <text:p text:style-name="P23">Значение <text:span text:style-name="T22">коэффици-ента</text:span> <text:span text:style-name="T15">b(r</text:span><text:span text:style-name="T19">0</text:span><text:span text:style-name="T15">)</text:span></text:p>
          </table:table-cell>
          <table:table-cell table:style-name="tf1.B2" office:value-type="string">
            <text:p text:style-name="P23">Значение коэффициента <text:span text:style-name="T22">К</text:span></text:p>
          </table:table-cell>
          <table:table-cell table:style-name="tf1.B2" office:value-type="string">
            <text:p text:style-name="P23">Показания прибора в контроль-ной точке, <text:span text:style-name="T16">N, </text:span><text:span text:style-name="T27">с</text:span><text:span text:style-name="T62">-1</text:span></text:p>
          </table:table-cell>
          <table:table-cell table:style-name="tf1.B2" office:value-type="string">
            <text:p text:style-name="P23">Среднее значение показаний <text:span text:style-name="T16">N, </text:span><text:span text:style-name="T27">с</text:span><text:span text:style-name="T62">-1</text:span></text:p>
          </table:table-cell>
          <table:table-cell table:style-name="tf1.B2" office:value-type="string">
            <text:p text:style-name="P23">Чувстви-тельность БД, <text:span text:style-name="T15">S, </text:span><text:span text:style-name="T22">имп.</text:span><text:span text:style-name="T25">·см</text:span><text:span text:style-name="T61">2</text:span><text:span text:style-name="T25">/ нейтр.</text:span></text:p>
          </table:table-cell>
          <table:table-cell table:style-name="tf1.I2" office:value-type="string">
            <text:p text:style-name="P23">Условие соответ-ствия по ТУ <text:span text:style-name="T66">S</text:span><text:span text:style-name="T21">,</text:span><text:span text:style-name="T63">, имп</text:span><text:span text:style-name="T64">·</text:span><text:span text:style-name="T65">см</text:span><text:span text:style-name="T60">2</text:span><text:span text:style-name="T63">, не менее</text:span></text:p>
          </table:table-cell>
        </table:table-row>
        <table:table-row>
          <table:table-cell table:style-name="tf1.A3" table:number-rows-spanned="3" office:value-type="string">
            <text:p text:style-name="P23">фон</text:p>
          </table:table-cell>
          <table:table-cell table:style-name="tf1.B3" table:number-rows-spanned="3" office:value-type="string">
            <text:p text:style-name="P24">–</text:p>
          </table:table-cell>
          <table:table-cell table:style-name="tf1.B3" table:number-rows-spanned="3" office:value-type="string">
            <text:p text:style-name="P24">–</text:p>
          </table:table-cell>
          <table:table-cell table:style-name="tf1.B3" table:number-rows-spanned="3" office:value-type="string">
            <text:p text:style-name="P24">–</text:p>
          </table:table-cell>
          <table:table-cell table:style-name="tf1.B3" table:number-rows-spanned="3" office:value-type="string">
            <text:p text:style-name="P24">–</text:p>
          </table:table-cell>
          <table:table-cell table:style-name="tf1.B3" office:value-type="string">
            <text:p text:style-name="P8">$1-30</text:p>
          </table:table-cell>
          <table:table-cell table:style-name="tf1.B3" table:number-rows-spanned="3" office:value-type="string">
            <text:p text:style-name="P8">$1-40</text:p>
          </table:table-cell>
          <table:table-cell table:style-name="tf1.B3" table:number-rows-spanned="3" office:value-type="string">
            <text:p text:style-name="P24">–</text:p>
          </table:table-cell>
          <table:table-cell table:style-name="tf1.I3" table:number-rows-spanned="3" office:value-type="string">
            <text:p text:style-name="P23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3">2,5 – 500</text:p>
          </table:table-cell>
          <table:table-cell table:style-name="tf1.B6" table:number-rows-spanned="3" office:value-type="string">
            <text:p text:style-name="P24">10</text:p>
          </table:table-cell>
          <table:table-cell table:style-name="tf1.B6" table:number-rows-spanned="3" office:value-type="string">
            <text:p text:style-name="P24">100</text:p>
          </table:table-cell>
          <table:table-cell table:style-name="tf1.B6" table:number-rows-spanned="3" office:value-type="string">
            <text:p text:style-name="P24">0,866</text:p>
          </table:table-cell>
          <table:table-cell table:style-name="tf1.B6" table:number-rows-spanned="3" office:value-type="string">
            <text:p text:style-name="P24">0,785</text:p>
          </table:table-cell>
          <table:table-cell table:style-name="tf1.B3" office:value-type="string">
            <text:p text:style-name="P8">$1-50</text:p>
          </table:table-cell>
          <table:table-cell table:style-name="tf1.B6" table:number-rows-spanned="3" office:value-type="string">
            <text:p text:style-name="P8">$1-60</text:p>
          </table:table-cell>
          <table:table-cell table:style-name="tf1.B6" table:number-rows-spanned="3" office:value-type="string">
            <text:p text:style-name="P8">$1-70</text:p>
          </table:table-cell>
          <table:table-cell table:style-name="tf1.I6" table:number-rows-spanned="3" office:value-type="string">
            <text:p text:style-name="P23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ext:p text:style-name="P32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2">Проверку произвел:</text:p>
          </table:table-cell>
          <table:table-cell table:style-name="calibratedTab.A1" office:value-type="string">
            <text:p text:style-name="P13">$calibratedBy</text:p>
          </table:table-cell>
          <table:table-cell table:style-name="calibratedTab.A1" office:value-type="string">
            <text:p text:style-name="P17"><text:s text:c="36"/></text:p>
          </table:table-cell>
        </table:table-row>
        <table:table-row>
          <table:table-cell table:style-name="calibratedTab.A2" office:value-type="string">
            <text:p text:style-name="P16"/>
          </table:table-cell>
          <table:table-cell table:style-name="calibratedTab.A2" office:value-type="string">
            <text:p text:style-name="P16"/>
          </table:table-cell>
          <table:table-cell table:style-name="calibratedTab.C2" office:value-type="string">
            <text:p text:style-name="P15">(<text:span text:style-name="T29">подпись</text:span>)</text:p>
          </table:table-cell>
        </table:table-row>
        <table:table-row>
          <table:table-cell table:style-name="calibratedTab.A1" office:value-type="string">
            <text:p text:style-name="P12">Технический контроль: </text:p>
          </table:table-cell>
          <table:table-cell table:style-name="calibratedTab.A1" office:value-type="string">
            <text:p text:style-name="P14">$controlledBy</text:p>
          </table:table-cell>
          <table:table-cell table:style-name="calibratedTab.A1" office:value-type="string">
            <text:p text:style-name="P17"><text:s text:c="36"/></text:p>
          </table:table-cell>
        </table:table-row>
        <table:table-row>
          <table:table-cell table:style-name="calibratedTab.A2" office:value-type="string">
            <text:p text:style-name="P16"/>
          </table:table-cell>
          <table:table-cell table:style-name="calibratedTab.B4" office:value-type="string">
            <text:p text:style-name="P16"/>
          </table:table-cell>
          <table:table-cell table:style-name="calibratedTab.C2" office:value-type="string">
            <text:p text:style-name="P15">(<text:span text:style-name="T29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2-01T09:46:30.45</dc:date>
    <meta:print-date>2019-04-03T15:18:00</meta:print-date>
    <meta:editing-cycles>163</meta:editing-cycles>
    <meta:editing-duration>PT10H7M26S</meta:editing-duration>
    <meta:generator>OpenOffice/4.1.6$Win32 OpenOffice.org_project/416m1$Build-9790</meta:generator>
    <meta:document-statistic meta:table-count="3" meta:image-count="1" meta:object-count="0" meta:page-count="1" meta:paragraph-count="71" meta:word-count="196" meta:character-count="1498"/>
  </office:meta>
</office:document-meta>
</file>